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8.759cm" table:align="center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3.2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3" style:family="paragraph" style:parent-style-name="Standard">
      <style:text-properties officeooo:rsid="00250598" officeooo:paragraph-rsid="0031becc"/>
    </style:style>
    <style:style style:name="P4" style:family="paragraph" style:parent-style-name="Standard">
      <style:text-properties officeooo:rsid="00346a64" officeooo:paragraph-rsid="0039d447"/>
    </style:style>
    <style:style style:name="P5" style:family="paragraph" style:parent-style-name="Standard">
      <style:text-properties officeooo:rsid="003f4043" officeooo:paragraph-rsid="003f4043"/>
    </style:style>
    <style:style style:name="P6" style:family="paragraph" style:parent-style-name="Standard">
      <style:text-properties officeooo:rsid="003f8bf5" officeooo:paragraph-rsid="003f8bf5"/>
    </style:style>
    <style:style style:name="P7" style:family="paragraph" style:parent-style-name="Standard">
      <style:text-properties officeooo:paragraph-rsid="003f8bf5"/>
    </style:style>
    <style:style style:name="P8" style:family="paragraph" style:parent-style-name="Standard">
      <style:text-properties officeooo:rsid="004500a6" officeooo:paragraph-rsid="004500a6"/>
    </style:style>
    <style:style style:name="P9" style:family="paragraph" style:parent-style-name="Standard">
      <style:paragraph-properties fo:break-before="page"/>
      <style:text-properties officeooo:rsid="004500a6" officeooo:paragraph-rsid="004500a6"/>
    </style:style>
    <style:style style:name="P10" style:family="paragraph" style:parent-style-name="Table_20_Contents">
      <style:paragraph-properties fo:text-align="center" style:justify-single-word="false"/>
      <style:text-properties officeooo:rsid="003f8bf5" officeooo:paragraph-rsid="003f8bf5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3f8bf5"/>
    </style:style>
    <style:style style:name="P13" style:family="paragraph" style:parent-style-name="Standard" style:list-style-name="L1">
      <style:text-properties officeooo:rsid="00346a64" officeooo:paragraph-rsid="0039d447"/>
    </style:style>
    <style:style style:name="P14" style:family="paragraph" style:parent-style-name="Standard" style:list-style-name="L1">
      <style:text-properties officeooo:rsid="003f4043" officeooo:paragraph-rsid="003f4043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49a5e1" officeooo:paragraph-rsid="0049a5e1"/>
    </style:style>
    <style:style style:name="P16" style:family="paragraph" style:parent-style-name="Standard" style:list-style-name="L2">
      <style:text-properties officeooo:rsid="0040bee2" officeooo:paragraph-rsid="0040bee2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40bee2" officeooo:paragraph-rsid="0040bee2"/>
    </style:style>
    <style:style style:name="P18" style:family="paragraph" style:parent-style-name="Standard" style:list-style-name="L2">
      <style:text-properties officeooo:rsid="004500a6" officeooo:paragraph-rsid="004500a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4232cc" officeooo:paragraph-rsid="004232cc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3078a" officeooo:paragraph-rsid="0043078a"/>
    </style:style>
    <style:style style:name="P21" style:family="paragraph" style:parent-style-name="Standard" style:list-style-name="L1">
      <style:text-properties fo:color="#2a6099" officeooo:rsid="004a6210" officeooo:paragraph-rsid="004a6210"/>
    </style:style>
    <style:style style:name="P22" style:family="paragraph" style:parent-style-name="Standard" style:list-style-name="L1">
      <style:text-properties fo:color="#ff0000" officeooo:rsid="003f4043" officeooo:paragraph-rsid="003f4043"/>
    </style:style>
    <style:style style:name="P23" style:family="paragraph" style:parent-style-name="Standard" style:list-style-name="L1">
      <style:text-properties fo:color="#ff0000" officeooo:rsid="0049a5e1" officeooo:paragraph-rsid="0049a5e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f4043" style:font-size-asian="16pt" style:font-weight-asian="bold" style:font-size-complex="16pt" style:font-weight-complex="bold"/>
    </style:style>
    <style:style style:name="T3" style:family="text">
      <style:text-properties officeooo:rsid="003f4043"/>
    </style:style>
    <style:style style:name="T4" style:family="text">
      <style:text-properties officeooo:rsid="003f8bf5"/>
    </style:style>
    <style:style style:name="T5" style:family="text">
      <style:text-properties officeooo:rsid="0046eb75"/>
    </style:style>
    <style:style style:name="T6" style:family="text">
      <style:text-properties officeooo:rsid="0047c9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stallation et configuration du service </text:span><text:span text:style-name="T2">WEB</text:span> </text:p>
      <text:p text:style-name="P1"/>
      <text:p text:style-name="P3"/>
      <text:p text:style-name="P4"><text:span text:style-name="T3">Le serveur WEB à besoin pour faire tourner l'application de gestion d'emprunt de l'atelier, d'un serveur HTTP, d'une base de données MARIADB et d'un module PHP7 <text:s/></text:span>.</text:p>
      <text:list xml:id="list900972009" text:style-name="L1">
        <text:list-item>
          <text:p text:style-name="P13">Quelles sont les <text:span text:style-name="T3">paquages à installer</text:span>?</text:p>
          <text:p text:style-name="P21">Apache2</text:p>
          <text:p text:style-name="P21">php</text:p>
          <text:p text:style-name="P21">mariadb-server</text:p>
        </text:list-item>
        <text:list-item>
          <text:p text:style-name="P14">Donnez la version de chacun des services</text:p>
          <text:list>
            <text:list-item>
              <text:p text:style-name="P22">Apache2</text:p>
            </text:list-item>
            <text:list-item>
              <text:p text:style-name="P22">PHP<text:span text:style-name="T6">7</text:span></text:p>
            </text:list-item>
            <text:list-item>
              <text:p text:style-name="P23">MARIADB</text:p>
            </text:list-item>
          </text:list>
        </text:list-item>
      </text:list>
      <text:p text:style-name="P5">En vous aidant de la documentation (<text:a xlink:type="simple" xlink:href="http://httpd.apache.org/docs/2.4/fr/" text:style-name="Internet_20_link" text:visited-style-name="Visited_20_Internet_20_Link">http://httpd.apache.org/docs/2.4/fr/</text:a>) répondez aux questions suivantes:</text:p>
      <text:list xml:id="list150007669194752" text:continue-numbering="true" text:style-name="L1">
        <text:list-item>
          <text:p text:style-name="P14">Dans quel répertoire se trouvent les fichiers de configuration du serveur HTTP?</text:p>
        </text:list-item>
        <text:list-item>
          <text:p text:style-name="P14">À quoi correspondent les répertoires suivants:</text:p>
          <text:list>
            <text:list-item>
              <text:p text:style-name="P14">mods-enabled</text:p>
            </text:list-item>
            <text:list-item>
              <text:p text:style-name="P14">conf-enabled</text:p>
            </text:list-item>
            <text:list-item>
              <text:p text:style-name="P14">site-enabled</text:p>
            </text:list-item>
          </text:list>
        </text:list-item>
        <text:list-item>
          <text:p text:style-name="P14">Où se trouve le répertoire où seront lues les pages web du site par défaut?</text:p>
        </text:list-item>
      </text:list>
      <text:p text:style-name="P6"/>
      <text:p text:style-name="P6"/>
      <text:p text:style-name="P6"/>
      <text:p text:style-name="P6">On veut héberger 3 sites ayant les noms et emplacements de stockage suivants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Nom du site</text:p>
          </table:table-cell>
          <table:table-cell table:style-name="Tableau1.B1" office:value-type="string">
            <text:p text:style-name="P10">Emplacement</text:p>
          </table:table-cell>
        </table:table-row>
        <table:table-row>
          <table:table-cell table:style-name="Tableau1.A2" office:value-type="string">
            <text:p text:style-name="P10">gestionmagasin.touchwash.edu</text:p>
          </table:table-cell>
          <table:table-cell table:style-name="Tableau1.B2" office:value-type="string">
            <text:p text:style-name="P11">/<text:span text:style-name="T4">var/www/gestion</text:span></text:p>
          </table:table-cell>
        </table:table-row>
        <table:table-row>
          <table:table-cell table:style-name="Tableau1.A2" office:value-type="string">
            <text:p text:style-name="P10"><text:span text:style-name="T5">statmagasin</text:span>.touchwash.edu</text:p>
          </table:table-cell>
          <table:table-cell table:style-name="Tableau1.B2" office:value-type="string">
            <text:p text:style-name="P12">/<text:span text:style-name="T4">var/www/stat</text:span></text:p>
          </table:table-cell>
        </table:table-row>
        <table:table-row>
          <table:table-cell table:style-name="Tableau1.A2" office:value-type="string">
            <text:p text:style-name="P10">www.touchwash.edu</text:p>
          </table:table-cell>
          <table:table-cell table:style-name="Tableau1.B2" office:value-type="string">
            <text:p text:style-name="P12">/<text:span text:style-name="T4">var/www/HTML</text:span></text:p>
          </table:table-cell>
        </table:table-row>
      </table:table>
      <text:p text:style-name="P7"/>
      <text:list xml:id="list3031874858" text:style-name="L2">
        <text:list-item>
          <text:p text:style-name="P16">Créez les répertoires des différents sites, ainsi qu'une page HTML par défaut pour chacun d'eux.</text:p>
        </text:list-item>
      </text:list>
      <text:p text:style-name="P8">Dans les fichiers de configuration, on trouve certains mots clefs. </text:p>
      <text:list xml:id="list150006365127880" text:continue-numbering="true" text:style-name="L2">
        <text:list-item>
          <text:p text:style-name="P18">Donnez la signification des mots clefs suivants:</text:p>
          <text:list>
            <text:list-item>
              <text:p text:style-name="P18">ServerAdmin </text:p>
            </text:list-item>
            <text:list-item>
              <text:p text:style-name="P18">ServerName </text:p>
            </text:list-item>
            <text:list-item>
              <text:p text:style-name="P18">ServerAlias</text:p>
            </text:list-item>
            <text:list-item>
              <text:p text:style-name="P18">DocumentRoot </text:p>
            </text:list-item>
          </text:list>
        </text:list-item>
      </text:list>
      <text:p text:style-name="P8"/>
      <text:p text:style-name="P8"/>
      <text:p text:style-name="P8">Entre les balises &lt;Directory &gt; et &lt;/Directory&gt; on trouve diverses directives. </text:p>
      <text:list xml:id="list150007218254120" text:continue-numbering="true" text:style-name="L2">
        <text:list-item>
          <text:p text:style-name="P18">Quelles sont les options possibles (vous donnerez leurs significations) pour les directives suivantes:</text:p>
          <text:list>
            <text:list-item>
              <text:p text:style-name="P18">Options</text:p>
            </text:list-item>
            <text:list-item>
              <text:p text:style-name="P18">AllowOverride</text:p>
            </text:list-item>
            <text:list-item>
              <text:p text:style-name="P18">Require</text:p>
            </text:list-item>
          </text:list>
        </text:list-item>
      </text:list>
      <text:p text:style-name="P9"/>
      <text:list xml:id="list150006455374141" text:continue-numbering="true" text:style-name="L2">
        <text:list-item>
          <text:p text:style-name="P16">Modifiez les fichiers de configurations pour avoir <text:span text:style-name="T5">les </text:span>3 sites distincts <text:span text:style-name="T5">du sujet</text:span>.</text:p>
        </text:list-item>
        <text:list-item>
          <text:p text:style-name="P16">Donnez le rôle de chacune des commandes suivantes:</text:p>
          <text:list>
            <text:list-item>
              <text:p text:style-name="P16">a2disconf <text:s/></text:p>
            </text:list-item>
            <text:list-item>
              <text:p text:style-name="P16">a2dismod <text:s text:c="2"/></text:p>
            </text:list-item>
            <text:list-item>
              <text:p text:style-name="P16">a2dissite <text:s/></text:p>
            </text:list-item>
            <text:list-item>
              <text:p text:style-name="P16">a2enconf <text:s text:c="2"/></text:p>
            </text:list-item>
            <text:list-item>
              <text:p text:style-name="P16">a2enmod <text:s text:c="3"/></text:p>
            </text:list-item>
            <text:list-item>
              <text:p text:style-name="P16">a2ensite <text:s text:c="2"/></text:p>
            </text:list-item>
            <text:list-item>
              <text:p text:style-name="P16">a2query</text:p>
            </text:list-item>
          </text:list>
        </text:list-item>
        <text:list-item>
          <text:p text:style-name="P17">Parmi les commandes précédentes, lesquel<text:span text:style-name="T5">le</text:span>s devrez-vous utiliser pour rendre les 3 sites actif et utilisable?</text:p>
        </text:list-item>
        <text:list-item>
          <text:p text:style-name="P19">Où se trouvent les fichiers journaux des serveurs:</text:p>
          <text:list>
            <text:list-item>
              <text:p text:style-name="P19">Apache2</text:p>
            </text:list-item>
            <text:list-item>
              <text:p text:style-name="P15">MARIADB</text:p>
            </text:list-item>
          </text:list>
        </text:list-item>
        <text:list-item>
          <text:p text:style-name="P19">Que trouve-t-on dans ses fichiers?</text:p>
        </text:list-item>
        <text:list-item>
          <text:p text:style-name="P20">Transférez les fichiers des différents sites et importez les bases de données associées.</text:p>
        </text:list-item>
        <text:list-item>
          <text:p text:style-name="P20">Testez les sites et faites les ajustements nécessaires en termes de configuration ou d'installation supplémentair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1-10T11:07:42.724986140</meta:creation-date>
    <dc:date>2020-10-15T14:35:08.019116929</dc:date>
    <meta:editing-duration>PT2H34M15S</meta:editing-duration>
    <meta:editing-cycles>38</meta:editing-cycles>
    <meta:generator>LibreOffice/6.3.5.2$Linux_X86_64 LibreOffice_project/30$Build-2</meta:generator>
    <meta:document-statistic meta:table-count="1" meta:image-count="0" meta:object-count="0" meta:page-count="2" meta:paragraph-count="54" meta:word-count="311" meta:character-count="2002" meta:non-whitespace-character-count="1761"/>
  </office:meta>
</office:document-meta>
</file>